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7.71cm" fo:min-width="18.201cm"/>
    </style:style>
    <style:style style:name="gr2" style:family="graphic" style:parent-style-name="Graphic">
      <style:graphic-properties svg:stroke-width="0.035cm" draw:marker-start-width="0.252cm" draw:marker-end-width="0.252cm" draw:textarea-horizontal-align="justify" draw:textarea-vertical-align="middle" draw:auto-grow-height="false" fo:min-height="1.734cm" fo:min-width="1.734cm" fo:padding-top="0.017cm" fo:padding-bottom="0.017cm" fo:padding-left="0.017cm" fo:padding-right="0.017cm"/>
      <style:paragraph-properties style:writing-mode="lr-tb"/>
    </style:style>
    <style:style style:name="gr3" style:family="graphic" style:parent-style-name="objectwithoutfill">
      <style:graphic-properties svg:stroke-width="0.106cm" draw:marker-start="" draw:marker-start-width="0.359cm" draw:marker-end="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176cm" fo:padding-right="0.176cm"/>
    </style:style>
    <style:style style:name="gr5" style:family="graphic" style:parent-style-name="Graphic">
      <style:graphic-properties draw:stroke="dash" draw:stroke-dash="Long_20_Dash" svg:stroke-width="0.035cm" draw:marker-start-width="0.252cm" draw:marker-end-width="0.252cm" svg:stroke-linecap="butt" draw:textarea-horizontal-align="justify" draw:textarea-vertical-align="middle" draw:auto-grow-height="false" fo:min-height="1.734cm" fo:min-width="1.734cm" fo:padding-top="0.017cm" fo:padding-bottom="0.017cm" fo:padding-left="0.017cm" fo:padding-right="0.017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heads_20_4" draw:marker-end-width="0.379cm" draw:fill="none" draw:textarea-vertical-align="middle" fo:padding-top="0.151cm" fo:padding-bottom="0.151cm" fo:padding-left="0.176cm" fo:padding-right="0.176cm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176cm" fo:padding-right="0.176cm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bottom" draw:auto-grow-height="false" fo:min-height="2.698cm" fo:min-width="3.148cm" fo:padding-top="0.151cm" fo:padding-bottom="0.151cm" fo:padding-left="0.176cm" fo:padding-right="0.17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background-color="#ffff00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fo:background-color="#ffff00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01cm" svg:height="17.96cm" draw:transform="skewX (-0.00418879020478639) rotate (-0.00418879020478726) translate (1.207cm 2.26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16.707cm" svg:y="14.766cm">
          <text:p text:style-name="P2"><text:span text:style-name="T1">TaskL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cm" svg:height="2.5cm" svg:x="10.957cm" svg:y="7.516cm">
          <text:p text:style-name="P2"><text:span text:style-name="T1">TaskBlinky</text:span><text:span text:style-name="T1"><text:line-break/></text:span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cm" svg:height="2.5cm" svg:x="13.957cm" svg:y="7.516cm">
          <text:p text:style-name="P2"><text:span text:style-name="T1">TaskBlinky</text:span><text:span text:style-name="T1"><text:line-break/></text:span><text:span text:style-name="T1">Yello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5cm" svg:height="2.5cm" svg:x="16.957cm" svg:y="7.516cm">
          <text:p text:style-name="P2"><text:span text:style-name="T1">TaskBlinky</text:span><text:span text:style-name="T1"><text:line-break/></text:span><text:span text:style-name="T1">G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cm" svg:height="2.5cm" svg:x="1.457cm" svg:y="7.516cm">
          <text:p text:style-name="P2"><text:span text:style-name="T1">TaskAnalog</text:span><text:span text:style-name="T1"><text:line-break/></text:span><text:span text:style-name="T1">Input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5cm" svg:height="2.5cm" svg:x="4.457cm" svg:y="7.516cm">
          <text:p text:style-name="P2"><text:span text:style-name="T1">TaskAnalog</text:span><text:span text:style-name="T1"><text:line-break/></text:span><text:span text:style-name="T1">Input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5cm" svg:height="2.5cm" svg:x="7.457cm" svg:y="7.516cm">
          <text:p text:style-name="P2"><text:span text:style-name="T1">TaskDigital</text:span><text:span text:style-name="T1"><text:line-break/></text:span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707cm" svg:y1="16.266cm" svg:x2="10.207cm" svg:y2="16.266cm">
          <text:p/>
        </draw:line>
        <draw:line draw:style-name="gr3" draw:text-style-name="P4" draw:layer="layout" svg:x1="10.207cm" svg:y1="15.766cm" svg:x2="10.207cm" svg:y2="16.266cm">
          <text:p/>
        </draw:line>
        <draw:line draw:style-name="gr3" draw:text-style-name="P4" draw:layer="layout" svg:x1="12.707cm" svg:y1="16.266cm" svg:x2="12.707cm" svg:y2="15.766cm">
          <text:p/>
        </draw:line>
        <draw:path draw:style-name="gr4" draw:text-style-name="P4" draw:layer="layout" svg:width="10.136cm" svg:height="1.226cm" draw:transform="rotate (-0.608770843095622) translate (3.0928679475357cm 9.46245959819647cm)" svg:viewBox="0 0 10137 1227" svg:d="M0 675c2107 1274 7091-2506 10137 552">
          <text:p/>
        </draw:path>
        <draw:path draw:style-name="gr4" draw:text-style-name="P4" draw:layer="layout" svg:width="6.18cm" svg:height="1.189cm" draw:transform="rotate (1.2611749174911) translate (10.3235607508326cm 15.9034013161688cm)" svg:viewBox="0 0 6181 1190" svg:d="M0 1190c2381-762 4276-581 6181-1190">
          <text:p/>
        </draw:path>
        <draw:path draw:style-name="gr4" draw:text-style-name="P4" draw:layer="layout" svg:width="8.085cm" svg:height="1.981cm" draw:transform="rotate (-0.608770843095622) translate (5.457cm 10.016cm)" svg:viewBox="0 0 8086 1982" svg:d="M0 0c1206 1293 5103-1424 8086 1982">
          <text:p/>
        </draw:path>
        <draw:path draw:style-name="gr4" draw:text-style-name="P4" draw:layer="layout" svg:width="7.018cm" svg:height="1.62cm" draw:transform="rotate (1.2611749174911) translate (11.5750072494582cm 16.2237741836125cm)" svg:viewBox="0 0 7019 1621" svg:d="M0 139c2381-762 5591 1886 7019 1429">
          <text:p/>
        </draw:path>
        <draw:custom-shape draw:style-name="gr5" draw:text-style-name="P3" draw:layer="layout" svg:width="2.5cm" svg:height="2.5cm" svg:x="7.457cm" svg:y="2.516cm">
          <text:p text:style-name="P2"><text:span text:style-name="T1">Button</text:span><text:span text:style-name="T1"><text:line-break/></text:span><text:span text:style-name="T1">Changed</text:span><text:span text:style-name="T1"><text:line-break/></text:span><text:span text:style-name="T1">(callbac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.707cm" svg:y1="5.016cm" svg:x2="8.707cm" svg:y2="6.266cm">
          <text:p/>
        </draw:line>
        <draw:frame draw:style-name="gr7" draw:text-style-name="P6" draw:layer="layout" svg:width="3.25cm" svg:height="0.645cm" svg:x="3.357cm" svg:y="14.016cm">
          <draw:text-box>
            <text:p text:style-name="P5"><text:span text:style-name="T2">(all threads)</text:span></text:p>
          </draw:text-box>
        </draw:frame>
        <draw:path draw:style-name="gr4" draw:text-style-name="P4" draw:layer="layout" svg:width="7.856cm" svg:height="4.169cm" draw:transform="rotate (1.2611749174911) translate (11.8869392970308cm 16.2435868722531cm)" svg:viewBox="0 0 7857 4170" svg:d="M0 74c2381-762 5952 4657 7857 4048">
          <text:p/>
        </draw:path>
        <draw:path draw:style-name="gr4" draw:text-style-name="P4" draw:layer="layout" svg:width="5.624cm" svg:height="3.697cm" draw:transform="skewX (-8.95557893950585E-017) rotate (-0.608770843095622) translate (8.707cm 10.016cm)" svg:viewBox="0 0 5625 3698" svg:d="M0 0c1206 1293 3561 1174 5625 3698">
          <text:p/>
        </draw:path>
        <draw:path draw:style-name="gr4" draw:text-style-name="P4" draw:layer="layout" svg:width="2.062cm" svg:height="4.143cm" draw:transform="rotate (1.2611749174911) translate (12.1975555966786cm 16.26297863982cm)" svg:viewBox="0 0 2063 4144" svg:d="M0 10c2295-209 2257 2953 1847 4134">
          <text:p/>
        </draw:path>
        <draw:path draw:style-name="gr8" draw:text-style-name="P4" draw:layer="layout" svg:width="1.423cm" svg:height="4.437cm" draw:transform="rotate (1.2611749174911) translate (12.2956601006283cm 16.7703288422131cm)" svg:viewBox="0 0 1424 4438" svg:d="M530 0c-1201 1171-125 3714 894 4438">
          <text:p/>
        </draw:path>
        <draw:frame draw:style-name="gr9" draw:text-style-name="P6" draw:layer="layout" svg:width="3.5cm" svg:height="0.645cm" svg:x="13.457cm" svg:y="17.469cm">
          <draw:text-box>
            <text:p text:style-name="P7"><text:span text:style-name="T2">delayChangedEvent</text:span></text:p>
          </draw:text-box>
        </draw:frame>
        <draw:g>
          <draw:line draw:style-name="gr10" draw:text-style-name="P4" draw:layer="layout" svg:x1="7.457cm" svg:y1="6.267cm" svg:x2="9.957cm" svg:y2="6.265cm">
            <text:p/>
          </draw:line>
          <draw:line draw:style-name="gr10" draw:text-style-name="P4" draw:layer="layout" svg:x1="7.458cm" svg:y1="6.516cm" svg:x2="7.457cm" svg:y2="6.018cm">
            <text:p/>
          </draw:line>
          <draw:line draw:style-name="gr10" draw:text-style-name="P4" draw:layer="layout" svg:x1="9.958cm" svg:y1="6.514cm" svg:x2="9.957cm" svg:y2="6.016cm">
            <text:p/>
          </draw:line>
        </draw:g>
        <draw:line draw:style-name="gr6" draw:text-style-name="P4" draw:layer="layout" svg:x1="8.707cm" svg:y1="6.265cm" svg:x2="8.707cm" svg:y2="7.516cm">
          <text:p/>
        </draw:line>
        <draw:g>
          <draw:line draw:style-name="gr10" draw:text-style-name="P4" draw:layer="layout" svg:x1="3.707cm" svg:y1="16.217cm" svg:x2="6.207cm" svg:y2="16.215cm">
            <text:p/>
          </draw:line>
          <draw:line draw:style-name="gr10" draw:text-style-name="P4" draw:layer="layout" svg:x1="3.708cm" svg:y1="16.466cm" svg:x2="3.707cm" svg:y2="15.968cm">
            <text:p/>
          </draw:line>
          <draw:line draw:style-name="gr10" draw:text-style-name="P4" draw:layer="layout" svg:x1="6.208cm" svg:y1="16.464cm" svg:x2="6.207cm" svg:y2="15.966cm">
            <text:p/>
          </draw:line>
        </draw:g>
        <draw:custom-shape draw:style-name="gr2" draw:text-style-name="P3" draw:layer="layout" svg:width="2.5cm" svg:height="2.5cm" svg:x="3.707cm" svg:y="17.466cm">
          <text:p text:style-name="P2"><text:span text:style-name="T1">AsyncLogg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4.957cm" svg:y1="16.217cm" svg:x2="4.957cm" svg:y2="17.466cm">
          <text:p/>
        </draw:line>
        <draw:line draw:style-name="gr6" draw:text-style-name="P4" draw:layer="layout" svg:x1="4.957cm" svg:y1="14.766cm" svg:x2="4.957cm" svg:y2="16.217cm">
          <text:p/>
        </draw:line>
        <draw:frame draw:style-name="gr7" draw:text-style-name="P6" draw:layer="layout" svg:width="3.25cm" svg:height="0.645cm" svg:x="6.245cm" svg:y="15.935cm">
          <draw:text-box>
            <text:p text:style-name="P7"><text:span text:style-name="T2">logChannel</text:span></text:p>
          </draw:text-box>
        </draw:frame>
        <draw:line draw:style-name="gr6" draw:text-style-name="P4" draw:layer="layout" svg:x1="4.957cm" svg:y1="14.766cm" svg:x2="4.957cm" svg:y2="16.217cm">
          <text:p/>
        </draw:line>
        <draw:custom-shape draw:style-name="gr11" draw:text-style-name="P9" draw:layer="layout" svg:width="3.5cm" svg:height="3cm" svg:x="9.707cm" svg:y="14.266cm">
          <text:p text:style-name="P8"><text:span text:style-name="T2">StatusPoolW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25cm" svg:height="0.645cm" svg:x="4.291cm" svg:y="5.955cm">
          <draw:text-box>
            <text:p text:style-name="P7"><text:span text:style-name="T2">commandChannel</text:span></text:p>
          </draw:text-box>
        </draw:frame>
        <draw:line draw:style-name="gr6" draw:text-style-name="P4" draw:layer="layout" svg:x1="4.957cm" svg:y1="15.016cm" svg:x2="4.957cm" svg:y2="17.0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5cm" fo:padding-right="0.1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5T18:07:09.700000000</meta:creation-date>
    <dc:date>2022-05-05T20:21:33.509000000</dc:date>
    <meta:editing-duration>PT18M56S</meta:editing-duration>
    <meta:editing-cycles>7</meta:editing-cycles>
    <meta:generator>LibreOffice/7.2.6.2$Windows_X86_64 LibreOffice_project/b0ec3a565991f7569a5a7f5d24fed7f52653d754</meta:generator>
    <meta:document-statistic meta:object-count="40"/>
  </office:meta>
</office:document-meta>
</file>